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size="14pt" fo:font-style="italic" style:font-size-asian="14pt" style:font-style-asian="italic"/>
    </style:style>
    <style:style style:name="P5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6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/>
    </style:style>
    <style:style style:name="P10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5. Especificación de la traducción</text:p>
      <text:p text:style-name="P1"/>
      <text:p text:style-name="Standard"><text:span text:style-name="Fuente_20_de_20_párrafo_20_predeter."><text:span text:style-name="T5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5">5.1.1. <text:s/>Arquitectura de la máquina P</text:span></text:span></text:p>
      <text:p text:style-name="Standard"><text:span text:style-name="Fuente_20_de_20_párrafo_20_predeter."><text:span text:style-name="T5"/></text:span></text:p>
      <text:p text:style-name="P12"><text:span text:style-name="Fuente_20_de_20_párrafo_20_predeter."><text:span text:style-name="T8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<text:soft-page-break/>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ext:soft-page-break/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<text:soft-page-break/>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5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5"/>
      <text:p text:style-name="P6"><text:span text:style-name="T5">fun</text:span> inicio(numNiveles : int, tamDatos : int)</text:p>
      <text:p text:style-name="P6"><text:s text:c="4"/>apila(numNiveles+2)</text:p>
      <text:p text:style-name="P6"><text:s text:c="4"/>desapila-dir(1)</text:p>
      <text:p text:style-name="P6"><text:s text:c="4"/>apila(1+numNiveles+tamDatos)</text:p>
      <text:p text:style-name="P6"><text:s text:c="4"/>desapila-dir(0)</text:p>
      <text:p text:style-name="P7">ffun</text:p>
      <text:p text:style-name="P6"><text:span text:style-name="T5">cons</text:span> longInicio = 4</text:p>
      <text:p text:style-name="P6"/>
      <text:p text:style-name="P6"><text:span text:style-name="T5">fun</text:span> apila-ret(ret)</text:p>
      <text:p text:style-name="P6"><text:s text:c="4"/>apila-dir 0 <text:s/>||</text:p>
      <text:p text:style-name="P6"><text:s text:c="4"/>apila 1 <text:s text:c="5"/>||</text:p>
      <text:p text:style-name="P6"><text:s text:c="4"/>suma <text:s text:c="8"/>||</text:p>
      <text:p text:style-name="P6"><text:s text:c="4"/>apila ret <text:s text:c="3"/>||</text:p>
      <text:p text:style-name="P6"><text:s text:c="4"/>desapila-ind</text:p>
      <text:p text:style-name="P7">ffun</text:p>
      <text:p text:style-name="P6"><text:span text:style-name="T5">cons</text:span> longApilaRet = 5</text:p>
      <text:p text:style-name="P6"/>
      <text:p text:style-name="P6"><text:span text:style-name="T5">fun</text:span> prologo(nivel,tamlocales)</text:p>
      <text:p text:style-name="P6"><text:s text:c="4"/>apila-dir 0 <text:s text:c="10"/>||</text:p>
      <text:p text:style-name="P6"><text:s text:c="4"/>apila 2 <text:s text:c="14"/>||</text:p>
      <text:p text:style-name="P6"><text:s text:c="4"/>suma <text:s text:c="17"/>||</text:p>
      <text:p text:style-name="P6"><text:s text:c="4"/>apila-dir 1+nivel <text:s text:c="4"/>||</text:p>
      <text:p text:style-name="P6"><text:s text:c="4"/>desapila-ind <text:s text:c="9"/>|| // se reserva el display</text:p>
      <text:p text:style-name="P6"><text:s text:c="4"/>apila-dir 0 <text:s text:c="10"/>||</text:p>
      <text:p text:style-name="P6"><text:s text:c="4"/>apila 3 <text:s text:c="14"/>||</text:p>
      <text:p text:style-name="P6"><text:s text:c="4"/>suma <text:s text:c="17"/>||</text:p>
      <text:p text:style-name="P6"><text:s text:c="4"/>desapila-dir 1+nivel <text:s/>|| // se fija el valor del actual</text:p>
      <text:p text:style-name="P6"><text:s text:c="4"/>apila-dir 0 <text:s text:c="10"/>||</text:p>
      <text:p text:style-name="P6"><text:s text:c="4"/>apila tamlocales+2 <text:s text:c="3"/>||</text:p>
      <text:p text:style-name="P6"><text:s text:c="4"/>suma <text:s text:c="17"/>||</text:p>
      <text:p text:style-name="P6"><text:s text:c="4"/>desapila-dir 0 <text:s text:c="10"/>// se reserva espacio</text:p>
      <text:p text:style-name="P7">ffun</text:p>
      <text:p text:style-name="P6"><text:span text:style-name="T5">cons</text:span> longPrologo = 13</text:p>
      <text:p text:style-name="P6"/>
      <text:p text:style-name="P6"><text:span text:style-name="T5">fun</text:span> epilogo(nivel)</text:p>
      <text:p text:style-name="P6"><text:s text:c="4"/>apila-dir 1+nivel <text:s text:c="4"/>||</text:p>
      <text:p text:style-name="P6"><text:s text:c="4"/>apila 2 <text:s text:c="14"/>||</text:p>
      <text:p text:style-name="P6"><text:s text:c="4"/>resta <text:s text:c="16"/>||</text:p>
      <text:p text:style-name="P6"><text:s text:c="4"/>apila-ind <text:s text:c="12"/>|| // dir retorno</text:p>
      <text:p text:style-name="P6"><text:s text:c="4"/>apila-dir 1+nivel <text:s text:c="4"/>||</text:p>
      <text:p text:style-name="P6"><text:s text:c="4"/>apila 3 <text:s text:c="14"/>||</text:p>
      <text:p text:style-name="P6"><text:s text:c="4"/>resta <text:s text:c="16"/>||</text:p>
      <text:p text:style-name="P6"><text:s text:c="4"/>copia <text:s text:c="16"/>||</text:p>
      <text:p text:style-name="P6"><text:s text:c="4"/>desapila-dir 0 <text:s text:c="7"/>|| // cp</text:p>
      <text:p text:style-name="P6"><text:soft-page-break/><text:s text:c="4"/>apila 2 <text:s text:c="14"/>||</text:p>
      <text:p text:style-name="P6"><text:s text:c="4"/>suma <text:s text:c="17"/>||</text:p>
      <text:p text:style-name="P6"><text:s text:c="4"/>apila-ind <text:s text:c="12"/>||</text:p>
      <text:p text:style-name="P6"><text:s text:c="29"/>// recuperado antiguo display</text:p>
      <text:p text:style-name="P6"><text:s text:c="4"/>desapila-dir 1+nivel</text:p>
      <text:p text:style-name="P7">ffun</text:p>
      <text:p text:style-name="P6"><text:span text:style-name="T5">cons</text:span> longEpilogo = 13</text:p>
      <text:p text:style-name="P6"/>
      <text:p text:style-name="P6"><text:span text:style-name="T5">fun</text:span> accesoVar(infoID)</text:p>
      <text:p text:style-name="P6"><text:s text:c="4"/>apila-dir 1+infoID.nivel <text:s/>||</text:p>
      <text:p text:style-name="P6"><text:s text:c="4"/>apila infoID.dir <text:s text:c="9"/>||</text:p>
      <text:p text:style-name="P6"><text:s text:c="4"/>suma</text:p>
      <text:p text:style-name="P6"><text:s text:c="4"/><text:span text:style-name="T5">si</text:span> infoID.clase = pvar</text:p>
      <text:p text:style-name="P6"><text:s text:c="8"/>apila-ind</text:p>
      <text:p text:style-name="P6"><text:s text:c="4"/><text:span text:style-name="T5">si</text:span> <text:span text:style-name="T5">no</text:span></text:p>
      <text:p text:style-name="P6"><text:s text:c="8"/>λ</text:p>
      <text:p text:style-name="P7">ffun</text:p>
      <text:p text:style-name="P6"/>
      <text:p text:style-name="P6"><text:span text:style-name="T5">fun</text:span> longAccesoVar(infoID)</text:p>
      <text:p text:style-name="P6"><text:s text:c="4"/><text:span text:style-name="T5">si</text:span> infoID.clase = pvar entonces</text:p>
      <text:p text:style-name="P6"><text:s text:c="8"/>4</text:p>
      <text:p text:style-name="P6"><text:s text:c="4"/><text:span text:style-name="T5">si</text:span> <text:span text:style-name="T5">no</text:span></text:p>
      <text:p text:style-name="P6"><text:s text:c="8"/>3</text:p>
      <text:p text:style-name="P7">ffun</text:p>
      <text:p text:style-name="P6"/>
      <text:p text:style-name="P6"><text:span text:style-name="T5">fun</text:span> inicio(numNiveles,tamDatos)</text:p>
      <text:p text:style-name="P6"><text:s text:c="4"/>apila numNiveles+2</text:p>
      <text:p text:style-name="P6"><text:s text:c="4"/>desapila-dir 1</text:p>
      <text:p text:style-name="P6"><text:s text:c="4"/>apila 1+numNiveles+tamDatos</text:p>
      <text:p text:style-name="P6"><text:s text:c="4"/>desapila-dir 0</text:p>
      <text:p text:style-name="P7">ffun</text:p>
      <text:p text:style-name="P6"/>
      <text:p text:style-name="P6"><text:span text:style-name="T5">cons</text:span> longInicio = 4</text:p>
      <text:p text:style-name="P6"/>
      <text:p text:style-name="P6"><text:span text:style-name="T5">cons</text:span> inicio-paso = apila-dir(0) || apila(3) || suma</text:p>
      <text:p text:style-name="P6"/>
      <text:p text:style-name="P6"><text:span text:style-name="T5">cons</text:span> longInicioPaso = 3</text:p>
      <text:p text:style-name="P6"/>
      <text:p text:style-name="P6"><text:span text:style-name="T5">cons</text:span> fin-paso = desapila</text:p>
      <text:p text:style-name="P6"/>
      <text:p text:style-name="P6"><text:span text:style-name="T5">cons</text:span> longFinPaso = 1</text:p>
      <text:p text:style-name="P6"/>
      <text:p text:style-name="P6"><text:span text:style-name="T5">fun</text:span> direccionParFormal(pformal)</text:p>
      <text:p text:style-name="P6"><text:s text:c="4"/>devuelve</text:p>
      <text:p text:style-name="P6"><text:s text:c="8"/>apila(pformal.dir) ||</text:p>
      <text:p text:style-name="P6"><text:s text:c="8"/>suma</text:p>
      <text:p text:style-name="P7">ffun</text:p>
      <text:p text:style-name="P6"/>
      <text:p text:style-name="P6"><text:span text:style-name="T5">const</text:span> longdireccionParFormal = 2</text:p>
      <text:p text:style-name="P6"/>
      <text:p text:style-name="P6"><text:span text:style-name="T5">fun</text:span> pasoParametro(modoReal,pformal)</text:p>
      <text:p text:style-name="P6"><text:s text:c="4"/><text:span text:style-name="T5">devuelve</text:span></text:p>
      <text:p text:style-name="P6"><text:s text:c="8"/>(<text:span text:style-name="T5">si</text:span> pformal.modo = val ∧ modoReal = var</text:p>
      <text:p text:style-name="P6"><text:s text:c="12"/>mueve(pformal.tipo.tam) // copia del valor en el caso de expr. mem</text:p>
      <text:p text:style-name="P6"><text:s text:c="9"/><text:span text:style-name="T5">si</text:span> <text:span text:style-name="T5">no</text:span> desapila-ind <text:s text:c="7"/>// copia del valor, o bien de la dirección )</text:p>
      <text:p text:style-name="P7">ffun</text:p>
      <text:p text:style-name="P6"/>
      <text:p text:style-name="P6"><text:span text:style-name="T5">const</text:span> longPasoParametro = 1</text:p>
      <text:p text:style-name="P6"/>
      <text:p text:style-name="P6"><text:span text:style-name="T5">fun</text:span> accesoVar(infoID)</text:p>
      <text:p text:style-name="P6"><text:s text:c="4"/>devuelve</text:p>
      <text:p text:style-name="P6"><text:s text:c="8"/>apila-dir(1+infoID.nivel) ||</text:p>
      <text:p text:style-name="P6"><text:s text:c="8"/>apila(infoID.dir) ||</text:p>
      <text:p text:style-name="P6"><text:s text:c="8"/>suma</text:p>
      <text:p text:style-name="P6"><text:s text:c="8"/><text:span text:style-name="T5">si</text:span> infoID.clase == pvar</text:p>
      <text:p text:style-name="P6"><text:s text:c="12"/>apila-ind</text:p>
      <text:p text:style-name="P6"><text:soft-page-break/><text:s text:c="8"/><text:span text:style-name="T5">si no</text:span></text:p>
      <text:p text:style-name="P6"><text:s text:c="12"/>λ</text:p>
      <text:p text:style-name="P7">ffun</text:p>
      <text:p text:style-name="P6"/>
      <text:p text:style-name="P6"><text:span text:style-name="T5">fun</text:span> longAccesoVar(infoID)</text:p>
      <text:p text:style-name="P6"><text:s text:c="4"/><text:span text:style-name="T5">si</text:span> infoID.clase == pvar</text:p>
      <text:p text:style-name="P6"><text:s text:c="8"/>devuelve 4</text:p>
      <text:p text:style-name="P6"><text:s text:c="4"/><text:span text:style-name="T5">si no</text:span></text:p>
      <text:p text:style-name="P6"><text:s text:c="8"/>devuelve 3</text:p>
      <text:p text:style-name="P7">ffun</text:p>
      <text:p text:style-name="P6"/>
      <text:p text:style-name="P5"/>
      <text:p text:style-name="P4"/>
      <text:p text:style-name="Standard"><text:span text:style-name="Fuente_20_de_20_párrafo_20_predeter."><text:span text:style-name="T5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8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8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Este atributo es propio de cada procedimiento. Comienza valiendo cero, aumenta con los parámetros del procedimiento y luego con sus variables internas.</text:p>
      <text:p text:style-name="P9"/>
      <text:p text:style-name="P9"/>
      <text:p text:style-name="P9">5.3.3 Atributo “n” y “nh”</text:p>
      <text:p text:style-name="P9"/>
      <text:p text:style-name="P9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8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5.3.4 Atributo “tam”</text:p>
      <text:p text:style-name="P9"/>
      <text:p text:style-name="P9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<text:soft-page-break/>todos los tipos que se declaran por debajo.</text:p>
      <text:p text:style-name="P9"/>
      <text:p text:style-name="P9">5.3.5 Atributos “props” y “propsop”</text:p>
      <text:p text:style-name="P9"/>
      <text:p text:style-name="P9">Los atributos sintetizados “props” y “propsop” almacenan propiedades. Se trata de una tabla de propiedades que facilita la inserción posterior de estos valores en la tabla de símbolos.</text:p>
      <text:p text:style-name="P9">El atributo “props” almacena propiedades de chequeo de errores como el nombre de la variable o su tipo, mientras que “propsop” almacena valores operacionales que se usarán en la traducción (como la dirección de la variable</text:p>
      <text:p text:style-name="P10"/>
      <text:p text:style-name="P10">5.3.6 Atributo “modo”</text:p>
      <text:p text:style-name="P10"/>
      <text:p text:style-name="P10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10"/>
      <text:p text:style-name="P10">5.3.7 Atributo “parh”</text:p>
      <text:p text:style-name="P10"/>
      <text:p text:style-name="P10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10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5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4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s.n,Decs.dir) ||</text:span></text:span></text:p>
      <text:p text:style-name="Standard"><text:span text:style-name="Fuente_20_de_20_párrafo_20_predeter."><text:span text:style-name="T4"><text:s text:c="8"/>ir-a(Decs.etq) <text:s text:c="9"/>||</text:span></text:span></text:p>
      <text:p text:style-name="Standard"><text:span text:style-name="Fuente_20_de_20_párrafo_20_predeter."><text:span text:style-name="T4"><text:s text:c="8"/>Dec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añadeID(Declaraciones1.ts,Declaracion.id,Declaracion.props ⊗ Declaracion.propsop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es → Declaracion</text:span></text:span></text:p>
      <text:p text:style-name="Standard"><text:soft-page-break/><text:span text:style-name="Fuente_20_de_20_párrafo_20_predeter."><text:span text:style-name="T4"><text:s text:c="4"/>Declaraciones.ts <text:s text:c="7"/>= añadeID(creaTS(),Declaracion.id,Declaracion.props ⊗ Declaracion.propsop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 → DecTipo</text:span></text:span></text:p>
      <text:p text:style-name="Standard"><text:span text:style-name="Fuente_20_de_20_párrafo_20_predeter."><text:span text:style-name="T4"><text:s text:c="4"/>Declaracion.propsop <text:s text:c="4"/>= &lt;&gt;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 → DecVar</text:span></text:span></text:p>
      <text:p text:style-name="Standard"><text:span text:style-name="Fuente_20_de_20_párrafo_20_predeter."><text:span text:style-name="T4"><text:s text:c="4"/>DecVar.propsop <text:s text:c="9"/>= &lt;dir:Declaracion.dirh&gt;</text:span></text:span></text:p>
      <text:p text:style-name="Standard"><text:span text:style-name="Fuente_20_de_20_párrafo_20_predeter."><text:span text:style-name="T4"><text:s text:c="4"/>Declaracion.tam <text:s text:c="8"/>= DecVar.props.tipo.tam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op <text:s text:c="12"/>= DeclaracionProcedimiento.propso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4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ampo → iden: Tipo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op 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⊗{nivel:DecsProp.nh+1}⊗DeclaracionProcedimiento.propsop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oft-page-break/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1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ph, FParametro.id,FParametro.props ⊗ &lt;dir:0&gt;)</text:span></text:span></text:p>
      <text:p text:style-name="Standard"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Bloque → Decs &amp;&amp; Ins</text:span></text:span></text:p>
      <text:p text:style-name="Standard"><text:span text:style-name="Fuente_20_de_20_párrafo_20_predeter."><text:span text:style-name="T4"><text:s text:c="4"/>Decs.dirh <text:s text:c="6"/>= Bloque.dirh</text:span></text:span></text:p>
      <text:p text:style-name="Standard"><text:span text:style-name="Fuente_20_de_20_párrafo_20_predeter."><text:span text:style-name="T4"><text:s text:c="4"/>Decs.nh <text:s text:c="8"/>= Bloque.nh</text:span></text:span></text:p>
      <text:p text:style-name="Standard"><text:span text:style-name="Fuente_20_de_20_párrafo_20_predeter."><text:span text:style-name="T4"><text:s text:c="4"/>Bloque.n <text:s text:c="7"/>= Decs.n</text:span></text:span></text:p>
      <text:p text:style-name="Standard"><text:span text:style-name="Fuente_20_de_20_párrafo_20_predeter."><text:span text:style-name="T4"><text:s text:c="4"/>Decs.etqh <text:s text:c="6"/>= Bloque.etqh</text:span></text:span></text:p>
      <text:p text:style-name="Standard"><text:span text:style-name="Fuente_20_de_20_párrafo_20_predeter."><text:span text:style-name="T4"><text:s text:c="4"/>Bloque.inicio <text:s text:c="2"/>= Decs.etq</text:span></text:span></text:p>
      <text:p text:style-name="Standard"><text:span text:style-name="Fuente_20_de_20_párrafo_20_predeter."><text:span text:style-name="T4"><text:s text:c="4"/>Ins.etqh <text:s text:c="7"/>= Decs.etq + longPrologo</text:span></text:span></text:p>
      <text:p text:style-name="Standard"><text:span text:style-name="Fuente_20_de_20_párrafo_20_predeter."><text:span text:style-name="T4"><text:s text:c="4"/>Bloque.etq <text:s text:c="5"/>= In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s.cod <text:s text:c="19"/>||</text:span></text:span></text:p>
      <text:p text:style-name="Standard"><text:span text:style-name="Fuente_20_de_20_párrafo_20_predeter."><text:span text:style-name="T4"><text:s text:c="12"/>prologo(Bloque.nh,Decs.dir) ||</text:span></text:span></text:p>
      <text:p text:style-name="Standard"><text:span text:style-name="Fuente_20_de_20_párrafo_20_predeter."><text:span text:style-name="T4"><text:s text:c="12"/>In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Bloque → In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oft-page-break/><text:span text:style-name="Fuente_20_de_20_párrafo_20_predeter."><text:span text:style-name="T4"><text:s text:c="4"/>In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es → Instruccion ; Instrucciones</text:span></text:span></text:p>
      <text:p text:style-name="Standard"><text:span text:style-name="Fuente_20_de_20_párrafo_20_predeter."><text:span text:style-name="T4"><text:s text:c="4"/>Instrucciones0.cod <text:s text:c="3"/>= Instruccion.cod || Instrucciones1.cod</text:span></text:span></text:p>
      <text:p text:style-name="Standard"><text:span text:style-name="Fuente_20_de_20_párrafo_20_predeter."><text:span text:style-name="T4"><text:s text:c="4"/>Instruccion1.etqh <text:s text:c="4"/>= Instrucciones0.etqh</text:span></text:span></text:p>
      <text:p text:style-name="Standard"><text:span text:style-name="Fuente_20_de_20_párrafo_20_predeter."><text:span text:style-name="T4"><text:s text:c="4"/>Instrucciones.etqh <text:s text:c="3"/>= Instruccion1.etq</text:span></text:span></text:p>
      <text:p text:style-name="Standard"><text:span text:style-name="Fuente_20_de_20_párrafo_20_predeter."><text:span text:style-name="T4"><text:s text:c="4"/>Instrucciones0.etq <text:s text:c="3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4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Compuesta → { Is }</text:span></text:span></text:p>
      <text:p text:style-name="Standard"><text:span text:style-name="Fuente_20_de_20_párrafo_20_predeter."><text:span text:style-name="T4"><text:s text:c="4"/>InsCompuesta.cod <text:s text:c="3"/>= Is.cod</text:span></text:span></text:p>
      <text:p text:style-name="Standard"><text:span text:style-name="Fuente_20_de_20_párrafo_20_predeter."><text:span text:style-name="T4"><text:s text:c="4"/>Is.etqh <text:s text:c="12"/>= InsCompuesta.etqh</text:span></text:span></text:p>
      <text:p text:style-name="Standard"><text:span text:style-name="Fuente_20_de_20_párrafo_20_predeter."><text:span text:style-name="T4"><text:s text:c="4"/>InsCompuesta.etq <text:s text:c="3"/>= 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ir-f(Instruccion.etq + 1) || Instruccion.cod || ir-a(PElse.etq) || 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oft-page-break/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4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Expresion.cod || apila Mem1.tipo.tbase.tam || multiplica || 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P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1 → ExpresionNiv1 OpNiv1 ExpresionNiv2</text:span></text:span></text:p>
      <text:p text:style-name="Standard"><text:span text:style-name="Fuente_20_de_20_párrafo_20_predeter."><text:span text:style-name="T4"><text:s text:c="4"/>ExpresionNiv10.cod 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oft-page-break/><text:span text:style-name="Fuente_20_de_20_párrafo_20_predeter."><text:span text:style-name="T4"><text:s text:c="8"/>case (OpNiv1.op)</text:span></text:span></text:p>
      <text:p text:style-name="Standard"><text:span text:style-name="Fuente_20_de_20_párrafo_20_predeter."><text:span text:style-name="T4"><text:s text:c="12"/>suma:</text:span></text:span></text:p>
      <text:p text:style-name="Standard"><text:span text:style-name="Fuente_20_de_20_párrafo_20_predeter."><text:span text:style-name="T4"><text:s text:c="16"/>sumar</text:span></text:span></text:p>
      <text:p text:style-name="Standard"><text:span text:style-name="Fuente_20_de_20_párrafo_20_predeter."><text:span text:style-name="T4"><text:s text:c="12"/>resta:</text:span></text:span></text:p>
      <text:p text:style-name="Standard"><text:span text:style-name="Fuente_20_de_20_párrafo_20_predeter."><text:span text:style-name="T4"><text:s text:c="16"/>restar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</text:span></text:span></text:p>
      <text:p text:style-name="Standard"><text:span text:style-name="Fuente_20_de_20_párrafo_20_predeter."><text:span text:style-name="T4"><text:s text:c="4"/>ExpresionNiv10.etq <text:s/>= ExpresionNiv2.etq + 1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2 ::= ExpresionNiv2 and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ExpresionNiv21.cod ||</text:span></text:span></text:p>
      <text:p text:style-name="Standard"><text:span text:style-name="Fuente_20_de_20_párrafo_20_predeter."><text:span text:style-name="T4"><text:s text:c="8"/>ir-f(ExpresionNiv2.etq + 1)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ir-a(ExpresionNiv2.etq + 2) ||</text:span></text:span></text:p>
      <text:p text:style-name="Standard"><text:span text:style-name="Fuente_20_de_20_párrafo_20_predeter."><text:span text:style-name="T4"><text:s text:c="8"/>apila(0)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.etqh <text:s text:c="6"/>= ExpresionNiv21.etq + 1</text:span></text:span></text:p>
      <text:p text:style-name="Standard"><text:span text:style-name="Fuente_20_de_20_párrafo_20_predeter."><text:span text:style-name="T4"><text:s text:c="4"/>ExpresionNiv20.etq <text:s text:c="3"/>= ExpresionNiv2.etq + 2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2 → ExpresionNiv2 OpNiv2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case(OpNiv2.op)</text:span></text:span></text:p>
      <text:p text:style-name="Standard"><text:span text:style-name="Fuente_20_de_20_párrafo_20_predeter."><text:span text:style-name="T4"><text:s text:c="12"/>Multiplica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ul</text:span></text:span></text:p>
      <text:p text:style-name="Standard"><text:span text:style-name="Fuente_20_de_20_párrafo_20_predeter."><text:span text:style-name="T4"><text:s text:c="12"/>Divide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Div</text:span></text:span></text:p>
      <text:p text:style-name="Standard"><text:span text:style-name="Fuente_20_de_20_párrafo_20_predeter."><text:span text:style-name="T4"><text:s text:c="12"/>Modulo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od</text:span></text:span></text:p>
      <text:p text:style-name="Standard"><text:span text:style-name="Fuente_20_de_20_párrafo_20_predeter."><text:span text:style-name="T4"><text:s text:c="12"/>y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Y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3.etqh <text:s text:c="3"/>= ExpresionNiv21.etq</text:span></text:span></text:p>
      <text:p text:style-name="Standard"><text:span text:style-name="Fuente_20_de_20_párrafo_20_predeter."><text:span text:style-name="T4"><text:s text:c="4"/>ExpresionNiv20.etq <text:s text:c="3"/>= ExpresionNiv3.etq +1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oft-page-break/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oft-page-break/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Gonzalo Jaureguizar</dc:creator>
    <meta:creation-date>2010-01-07T15:35:00Z</meta:creation-date>
    <dc:date>2010-05-11T14:42:12</dc:date>
    <meta:editing-cycles>83</meta:editing-cycles>
    <meta:editing-duration>PT26H48M31S</meta:editing-duration>
    <meta:document-statistic meta:table-count="1" meta:image-count="0" meta:object-count="3" meta:page-count="17" meta:paragraph-count="886" meta:word-count="3800" meta:character-count="3140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